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7.svm"/>
  <manifest:file-entry manifest:media-type="" manifest:full-path="Pictures/TablePreview5.svm"/>
  <manifest:file-entry manifest:media-type="" manifest:full-path="Pictures/TablePreview1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8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draw:stroke-dash="Ultra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254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192" style:family="graphic" style:parent-style-name="objectwithoutfill">
      <style:graphic-properties draw:stroke="dash" draw:stroke-dash="Fine_20_Dashed"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93" style:family="graphic" style:parent-style-name="objectwithoutfill">
      <style:graphic-properties draw:stroke="solid" draw:stroke-dash="Line_20_with_20_Fine_20_Dots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co1" style:family="table-column">
      <style:table-column-properties style:column-width="2.249cm" style:use-optimal-column-width="false"/>
    </style:style>
    <style:style style:name="co2" style:family="table-column">
      <style:table-column-properties style:column-width="2.252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4" style:family="table-cell">
      <style:graphic-properties draw:fill="solid" draw:fill-color="#ffffff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8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ce9" style:family="table-cell">
      <style:graphic-properties draw:fill="solid" draw:fill-color="#ffffff" style:repeat="repeat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family="Arial" style:font-style-name="Cursiva" style:font-family-generic="swiss" style:font-pitch="variable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color="#000000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5" style:family="text">
      <style:text-properties fo:font-family="Arial" style:font-style-name="Cursiva" style:font-family-generic="swiss" style:font-pitch="variable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ff3333" fo:font-family="Arial" style:font-style-name="Cursiva" style:font-family-generic="swiss" style:font-pitch="variable" fo:font-size="6pt" style:font-size-asian="6pt" style:font-size-complex="6pt"/>
    </style:style>
    <style:style style:name="T7" style:family="text">
      <style:text-properties fo:font-family="Arial" style:font-style-name="Cursiva" style:font-family-generic="swiss" style:font-pitch="variable" fo:font-size="6pt" style:font-size-asian="6pt" style:font-size-complex="6pt"/>
    </style:style>
    <style:style style:name="T8" style:family="text">
      <style:text-properties fo:color="#ff3333" fo:font-family="Arial" style:font-style-name="Cursiv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10" style:family="text">
      <style:text-properties fo:color="#000000" fo:font-family="Arial" style:font-style-name="Cursiva" style:font-family-generic="swiss" style:font-pitch="variable" fo:font-size="6pt" style:font-size-asian="6pt" style:font-size-complex="6pt"/>
    </style:style>
    <style:style style:name="T11" style:family="text">
      <style:text-properties fo:color="#000000" fo:font-family="Arial" style:font-style-name="Cursiv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93cm" svg:x="8.598cm" svg:y="3.959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0cm" svg:x2="17cm" svg:y2="6cm">
          <text:p/>
        </draw:line>
        <draw:line draw:style-name="gr3" draw:text-style-name="P2" draw:layer="layout" svg:x1="25cm" svg:y1="20cm" svg:x2="25cm" svg:y2="6cm">
          <text:p/>
        </draw:line>
        <draw:frame draw:style-name="gr4" draw:text-style-name="P4" draw:layer="layout" svg:width="2.61cm" svg:height="0.526cm" svg:x="23.696cm" svg:y="9.5cm">
          <draw:text-box>
            <text:p text:style-name="P3"><text:span text:style-name="T2">POLICY: <text:s/>UPDATE</text:span></text:p>
          </draw:text-box>
        </draw:frame>
        <draw:rect draw:style-name="gr5" draw:text-style-name="P3" draw:layer="layout" svg:width="0.4cm" svg:height="2.1cm" svg:x="24.8cm" svg:y="14.6cm">
          <text:p/>
        </draw:rect>
        <draw:rect draw:style-name="gr5" draw:text-style-name="P3" draw:layer="layout" svg:width="0.4cm" svg:height="2.1cm" svg:x="16.8cm" svg:y="14.6cm">
          <text:p/>
        </draw:rect>
        <draw:frame draw:style-name="gr6" draw:text-style-name="P5" draw:layer="layout" svg:width="5.434cm" svg:height="0.526cm" svg:x="18.3cm" svg:y="17.5cm">
          <draw:text-box>
            <text:p text:style-name="P3"><text:span text:style-name="T1">SARPI timeout of the SARPI cache expires</text:span></text:p>
          </draw:text-box>
        </draw:frame>
        <draw:frame draw:style-name="gr7" draw:text-style-name="P5" draw:layer="layout" svg:width="1.069cm" svg:height="0.526cm" svg:x="16.5cm" svg:y="20.1cm">
          <draw:text-box>
            <text:p text:style-name="P3"><text:span text:style-name="T1">Time</text:span></text:p>
          </draw:text-box>
        </draw:frame>
        <draw:frame draw:style-name="gr7" draw:text-style-name="P5" draw:layer="layout" svg:width="1.069cm" svg:height="0.526cm" svg:x="24.501cm" svg:y="20.1cm">
          <draw:text-box>
            <text:p text:style-name="P3"><text:span text:style-name="T1">Time</text:span></text:p>
          </draw:text-box>
        </draw:frame>
        <draw:frame draw:style-name="gr8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8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9" draw:text-style-name="P2" draw:layer="layout" svg:x1="24.8cm" svg:y1="16.7cm" svg:x2="17.2cm" svg:y2="16.7cm">
          <text:p/>
        </draw:line>
        <draw:frame draw:style-name="gr10" draw:text-style-name="P5" draw:layer="layout" svg:width="7.474cm" svg:height="0.526cm" svg:x="17.3cm" svg:y="14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1" draw:text-style-name="P6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2" draw:text-style-name="P7" draw:layer="layout" svg:width="0.211cm" svg:height="0.187cm" svg:x="17.463cm" svg:y="6.021cm" svg:viewBox="0 0 212 188" draw:points="0,113 42,0 212,75 170,188">
                <text:p/>
              </draw:polygon>
              <draw:polygon draw:style-name="gr13" draw:text-style-name="P7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4" draw:text-style-name="P7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5" draw:text-style-name="P7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6" draw:text-style-name="P6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7" draw:text-style-name="P7" draw:layer="layout" svg:width="0.424cm" svg:height="0.262cm" svg:x="16.825cm" svg:y="5.268cm" svg:viewBox="0 0 425 263" draw:points="0,75 0,0 425,188 425,263">
                <text:p/>
              </draw:polygon>
              <draw:polygon draw:style-name="gr18" draw:text-style-name="P7" draw:layer="layout" svg:width="0.424cm" svg:height="0.319cm" svg:x="17.165cm" svg:y="4.986cm" svg:viewBox="0 0 425 320" draw:points="0,132 0,0 425,188 425,320">
                <text:p/>
              </draw:polygon>
              <draw:polygon draw:style-name="gr19" draw:text-style-name="P7" draw:layer="layout" svg:width="0.764cm" svg:height="0.338cm" svg:x="16.825cm" svg:y="5.117cm" svg:viewBox="0 0 765 339" draw:points="0,151 340,0 765,188 425,339">
                <text:p/>
              </draw:polygon>
              <draw:line draw:style-name="gr20" draw:text-style-name="P7" draw:layer="layout" svg:x1="17.165cm" svg:y1="5.117cm" svg:x2="17.59cm" svg:y2="5.305cm">
                <text:p/>
              </draw:line>
              <draw:polygon draw:style-name="gr21" draw:text-style-name="P7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2" draw:text-style-name="P7" draw:layer="layout" svg:width="1.359cm" svg:height="1.429cm" svg:x="16.357cm" svg:y="3.838cm" svg:viewBox="0 0 1360 1430" draw:points="0,828 0,0 1360,602 1360,1430">
                <text:p/>
              </draw:polygon>
              <draw:polygon draw:style-name="gr23" draw:text-style-name="P7" draw:layer="layout" svg:width="1.274cm" svg:height="1.316cm" svg:x="16.4cm" svg:y="3.894cm" svg:viewBox="0 0 1275 1317" draw:points="0,753 0,0 1275,565 1275,1317">
                <text:p/>
              </draw:polygon>
              <draw:polygon draw:style-name="gr24" draw:text-style-name="P7" draw:layer="layout" svg:width="1.444cm" svg:height="0.639cm" svg:x="16.357cm" svg:y="3.8cm" svg:viewBox="0 0 1445 640" draw:points="1360,640 0,38 85,0 1445,602">
                <text:p/>
              </draw:polygon>
              <draw:polygon draw:style-name="gr25" draw:text-style-name="P7" draw:layer="layout" svg:width="0.084cm" svg:height="0.865cm" svg:x="17.718cm" svg:y="4.402cm" svg:viewBox="0 0 85 866" draw:points="0,866 0,38 85,0 85,828">
                <text:p/>
              </draw:polygon>
              <draw:polygon draw:style-name="gr26" draw:text-style-name="P7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7" draw:text-style-name="P6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8" draw:text-style-name="P7" draw:layer="layout" svg:width="1.826cm" svg:height="0.808cm" svg:x="15.72cm" svg:y="5.136cm" svg:viewBox="0 0 1827 809" draw:points="1360,809 0,207 467,0 1827,602">
                <text:p/>
              </draw:polygon>
              <draw:polygon draw:style-name="gr29" draw:text-style-name="P8" draw:layer="layout" svg:width="1.231cm" svg:height="0.545cm" svg:x="15.848cm" svg:y="5.193cm" svg:viewBox="0 0 1232 546" draw:points="0,151 340,0 1232,395 893,546">
                <text:p/>
              </draw:polygon>
              <draw:polygon draw:style-name="gr30" draw:text-style-name="P8" draw:layer="layout" svg:width="0.594cm" svg:height="0.262cm" svg:x="16.825cm" svg:y="5.625cm" svg:viewBox="0 0 595 263" draw:points="0,151 340,0 595,113 255,263">
                <text:p/>
              </draw:polygon>
              <draw:polygon draw:style-name="gr31" draw:text-style-name="P7" draw:layer="layout" svg:width="0.466cm" svg:height="0.281cm" svg:x="17.08cm" svg:y="5.738cm" svg:viewBox="0 0 467 282" draw:points="0,282 0,207 467,0 467,75">
                <text:p/>
              </draw:polygon>
              <draw:line draw:style-name="gr32" draw:text-style-name="P7" draw:layer="layout" svg:x1="15.932cm" svg:y1="5.305cm" svg:x2="16.825cm" svg:y2="5.7cm">
                <text:p/>
              </draw:line>
              <draw:line draw:style-name="gr33" draw:text-style-name="P7" draw:layer="layout" svg:x1="16.018cm" svg:y1="5.268cm" svg:x2="16.911cm" svg:y2="5.663cm">
                <text:p/>
              </draw:line>
              <draw:line draw:style-name="gr34" draw:text-style-name="P7" draw:layer="layout" svg:x1="16.103cm" svg:y1="5.23cm" svg:x2="16.996cm" svg:y2="5.625cm">
                <text:p/>
              </draw:line>
              <draw:line draw:style-name="gr35" draw:text-style-name="P7" draw:layer="layout" svg:x1="16.91cm" svg:y1="5.588cm" svg:x2="16.995cm" svg:y2="5.55cm">
                <text:p/>
              </draw:line>
              <draw:line draw:style-name="gr36" draw:text-style-name="P7" draw:layer="layout" svg:x1="16.825cm" svg:y1="5.55cm" svg:x2="16.91cm" svg:y2="5.512cm">
                <text:p/>
              </draw:line>
              <draw:line draw:style-name="gr37" draw:text-style-name="P7" draw:layer="layout" svg:x1="16.74cm" svg:y1="5.513cm" svg:x2="16.825cm" svg:y2="5.475cm">
                <text:p/>
              </draw:line>
              <draw:line draw:style-name="gr38" draw:text-style-name="P7" draw:layer="layout" svg:x1="16.782cm" svg:y1="5.607cm" svg:x2="16.867cm" svg:y2="5.569cm">
                <text:p/>
              </draw:line>
              <draw:line draw:style-name="gr39" draw:text-style-name="P7" draw:layer="layout" svg:x1="16.698cm" svg:y1="5.569cm" svg:x2="16.783cm" svg:y2="5.531cm">
                <text:p/>
              </draw:line>
              <draw:line draw:style-name="gr40" draw:text-style-name="P7" draw:layer="layout" svg:x1="16.613cm" svg:y1="5.532cm" svg:x2="16.698cm" svg:y2="5.494cm">
                <text:p/>
              </draw:line>
              <draw:line draw:style-name="gr41" draw:text-style-name="P7" draw:layer="layout" svg:x1="16.655cm" svg:y1="5.475cm" svg:x2="16.74cm" svg:y2="5.437cm">
                <text:p/>
              </draw:line>
              <draw:line draw:style-name="gr42" draw:text-style-name="P7" draw:layer="layout" svg:x1="16.527cm" svg:y1="5.494cm" svg:x2="16.612cm" svg:y2="5.456cm">
                <text:p/>
              </draw:line>
              <draw:line draw:style-name="gr43" draw:text-style-name="P7" draw:layer="layout" svg:x1="16.57cm" svg:y1="5.438cm" svg:x2="16.655cm" svg:y2="5.4cm">
                <text:p/>
              </draw:line>
              <draw:line draw:style-name="gr44" draw:text-style-name="P7" draw:layer="layout" svg:x1="16.485cm" svg:y1="5.4cm" svg:x2="16.57cm" svg:y2="5.362cm">
                <text:p/>
              </draw:line>
              <draw:line draw:style-name="gr45" draw:text-style-name="P7" draw:layer="layout" svg:x1="16.4cm" svg:y1="5.362cm" svg:x2="16.485cm" svg:y2="5.324cm">
                <text:p/>
              </draw:line>
              <draw:line draw:style-name="gr46" draw:text-style-name="P7" draw:layer="layout" svg:x1="16.443cm" svg:y1="5.456cm" svg:x2="16.528cm" svg:y2="5.418cm">
                <text:p/>
              </draw:line>
              <draw:line draw:style-name="gr47" draw:text-style-name="P7" draw:layer="layout" svg:x1="16.357cm" svg:y1="5.419cm" svg:x2="16.442cm" svg:y2="5.381cm">
                <text:p/>
              </draw:line>
              <draw:line draw:style-name="gr48" draw:text-style-name="P7" draw:layer="layout" svg:x1="16.273cm" svg:y1="5.381cm" svg:x2="16.358cm" svg:y2="5.343cm">
                <text:p/>
              </draw:line>
              <draw:line draw:style-name="gr49" draw:text-style-name="P7" draw:layer="layout" svg:x1="16.315cm" svg:y1="5.325cm" svg:x2="16.4cm" svg:y2="5.287cm">
                <text:p/>
              </draw:line>
              <draw:line draw:style-name="gr50" draw:text-style-name="P7" draw:layer="layout" svg:x1="16.187cm" svg:y1="5.343cm" svg:x2="16.272cm" svg:y2="5.305cm">
                <text:p/>
              </draw:line>
              <draw:line draw:style-name="gr51" draw:text-style-name="P7" draw:layer="layout" svg:x1="16.23cm" svg:y1="5.287cm" svg:x2="16.315cm" svg:y2="5.249cm">
                <text:p/>
              </draw:line>
              <draw:line draw:style-name="gr52" draw:text-style-name="P7" draw:layer="layout" svg:x1="16.145cm" svg:y1="5.249cm" svg:x2="16.23cm" svg:y2="5.211cm">
                <text:p/>
              </draw:line>
              <draw:line draw:style-name="gr53" draw:text-style-name="P7" draw:layer="layout" svg:x1="16.103cm" svg:y1="5.306cm" svg:x2="16.188cm" svg:y2="5.268cm">
                <text:p/>
              </draw:line>
              <draw:line draw:style-name="gr54" draw:text-style-name="P7" draw:layer="layout" svg:x1="16.655cm" svg:y1="5.626cm" svg:x2="16.74cm" svg:y2="5.588cm">
                <text:p/>
              </draw:line>
              <draw:line draw:style-name="gr55" draw:text-style-name="P7" draw:layer="layout" svg:x1="16.57cm" svg:y1="5.588cm" svg:x2="16.655cm" svg:y2="5.55cm">
                <text:p/>
              </draw:line>
              <draw:line draw:style-name="gr56" draw:text-style-name="P7" draw:layer="layout" svg:x1="16.485cm" svg:y1="5.55cm" svg:x2="16.57cm" svg:y2="5.512cm">
                <text:p/>
              </draw:line>
              <draw:line draw:style-name="gr57" draw:text-style-name="P7" draw:layer="layout" svg:x1="16.443cm" svg:y1="5.607cm" svg:x2="16.528cm" svg:y2="5.569cm">
                <text:p/>
              </draw:line>
              <draw:line draw:style-name="gr58" draw:text-style-name="P7" draw:layer="layout" svg:x1="16.357cm" svg:y1="5.569cm" svg:x2="16.442cm" svg:y2="5.531cm">
                <text:p/>
              </draw:line>
              <draw:line draw:style-name="gr59" draw:text-style-name="P7" draw:layer="layout" svg:x1="16.4cm" svg:y1="5.513cm" svg:x2="16.485cm" svg:y2="5.475cm">
                <text:p/>
              </draw:line>
              <draw:line draw:style-name="gr60" draw:text-style-name="P7" draw:layer="layout" svg:x1="16.315cm" svg:y1="5.475cm" svg:x2="16.4cm" svg:y2="5.437cm">
                <text:p/>
              </draw:line>
              <draw:line draw:style-name="gr61" draw:text-style-name="P7" draw:layer="layout" svg:x1="16.23cm" svg:y1="5.438cm" svg:x2="16.315cm" svg:y2="5.4cm">
                <text:p/>
              </draw:line>
              <draw:line draw:style-name="gr62" draw:text-style-name="P7" draw:layer="layout" svg:x1="16.145cm" svg:y1="5.4cm" svg:x2="16.23cm" svg:y2="5.362cm">
                <text:p/>
              </draw:line>
              <draw:line draw:style-name="gr63" draw:text-style-name="P7" draw:layer="layout" svg:x1="16.018cm" svg:y1="5.419cm" svg:x2="16.103cm" svg:y2="5.381cm">
                <text:p/>
              </draw:line>
              <draw:line draw:style-name="gr64" draw:text-style-name="P7" draw:layer="layout" svg:x1="16.06cm" svg:y1="5.362cm" svg:x2="16.145cm" svg:y2="5.324cm">
                <text:p/>
              </draw:line>
              <draw:line draw:style-name="gr65" draw:text-style-name="P7" draw:layer="layout" svg:x1="15.932cm" svg:y1="5.381cm" svg:x2="16.017cm" svg:y2="5.343cm">
                <text:p/>
              </draw:line>
              <draw:line draw:style-name="gr66" draw:text-style-name="P7" draw:layer="layout" svg:x1="16.613cm" svg:y1="5.682cm" svg:x2="16.698cm" svg:y2="5.644cm">
                <text:p/>
              </draw:line>
              <draw:line draw:style-name="gr67" draw:text-style-name="P7" draw:layer="layout" svg:x1="16.527cm" svg:y1="5.645cm" svg:x2="16.612cm" svg:y2="5.607cm">
                <text:p/>
              </draw:line>
              <draw:line draw:style-name="gr68" draw:text-style-name="P7" draw:layer="layout" svg:x1="16.91cm" svg:y1="5.814cm" svg:x2="17.25cm" svg:y2="5.663cm">
                <text:p/>
              </draw:line>
              <draw:line draw:style-name="gr69" draw:text-style-name="P7" draw:layer="layout" svg:x1="16.995cm" svg:y1="5.852cm" svg:x2="17.335cm" svg:y2="5.701cm">
                <text:p/>
              </draw:line>
              <draw:line draw:style-name="gr70" draw:text-style-name="P7" draw:layer="layout" svg:x1="17.08cm" svg:y1="5.663cm" svg:x2="17.335cm" svg:y2="5.776cm">
                <text:p/>
              </draw:line>
              <draw:line draw:style-name="gr71" draw:text-style-name="P7" draw:layer="layout" svg:x1="16.995cm" svg:y1="5.701cm" svg:x2="17.25cm" svg:y2="5.814cm">
                <text:p/>
              </draw:line>
              <draw:line draw:style-name="gr72" draw:text-style-name="P7" draw:layer="layout" svg:x1="16.91cm" svg:y1="5.738cm" svg:x2="17.08cm" svg:y2="5.813cm">
                <text:p/>
              </draw:line>
              <draw:polygon draw:style-name="gr73" draw:text-style-name="P7" draw:layer="layout" svg:width="1.359cm" svg:height="0.676cm" svg:x="15.72cm" svg:y="5.343cm" svg:viewBox="0 0 1360 677" draw:points="0,75 0,0 1360,602 1360,677">
                <text:p/>
              </draw:polygon>
              <draw:polygon draw:style-name="gr74" draw:text-style-name="P7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5" draw:text-style-name="P6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6" draw:text-style-name="P7" draw:layer="layout" svg:width="0.211cm" svg:height="0.187cm" svg:x="25.363cm" svg:y="6.021cm" svg:viewBox="0 0 212 188" draw:points="0,113 42,0 212,75 170,188">
                <text:p/>
              </draw:polygon>
              <draw:polygon draw:style-name="gr77" draw:text-style-name="P7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8" draw:text-style-name="P7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79" draw:text-style-name="P7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80" draw:text-style-name="P6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1" draw:text-style-name="P7" draw:layer="layout" svg:width="0.424cm" svg:height="0.262cm" svg:x="24.725cm" svg:y="5.268cm" svg:viewBox="0 0 425 263" draw:points="0,75 0,0 425,188 425,263">
                <text:p/>
              </draw:polygon>
              <draw:polygon draw:style-name="gr82" draw:text-style-name="P7" draw:layer="layout" svg:width="0.424cm" svg:height="0.319cm" svg:x="25.065cm" svg:y="4.986cm" svg:viewBox="0 0 425 320" draw:points="0,132 0,0 425,188 425,320">
                <text:p/>
              </draw:polygon>
              <draw:polygon draw:style-name="gr83" draw:text-style-name="P7" draw:layer="layout" svg:width="0.764cm" svg:height="0.338cm" svg:x="24.725cm" svg:y="5.117cm" svg:viewBox="0 0 765 339" draw:points="0,151 340,0 765,188 425,339">
                <text:p/>
              </draw:polygon>
              <draw:line draw:style-name="gr84" draw:text-style-name="P7" draw:layer="layout" svg:x1="25.065cm" svg:y1="5.117cm" svg:x2="25.49cm" svg:y2="5.305cm">
                <text:p/>
              </draw:line>
              <draw:polygon draw:style-name="gr85" draw:text-style-name="P7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6" draw:text-style-name="P7" draw:layer="layout" svg:width="1.359cm" svg:height="1.429cm" svg:x="24.257cm" svg:y="3.838cm" svg:viewBox="0 0 1360 1430" draw:points="0,828 0,0 1360,602 1360,1430">
                <text:p/>
              </draw:polygon>
              <draw:polygon draw:style-name="gr87" draw:text-style-name="P7" draw:layer="layout" svg:width="1.274cm" svg:height="1.316cm" svg:x="24.3cm" svg:y="3.894cm" svg:viewBox="0 0 1275 1317" draw:points="0,753 0,0 1275,565 1275,1317">
                <text:p/>
              </draw:polygon>
              <draw:polygon draw:style-name="gr88" draw:text-style-name="P7" draw:layer="layout" svg:width="1.444cm" svg:height="0.639cm" svg:x="24.257cm" svg:y="3.8cm" svg:viewBox="0 0 1445 640" draw:points="1360,640 0,38 85,0 1445,602">
                <text:p/>
              </draw:polygon>
              <draw:polygon draw:style-name="gr89" draw:text-style-name="P7" draw:layer="layout" svg:width="0.084cm" svg:height="0.865cm" svg:x="25.618cm" svg:y="4.402cm" svg:viewBox="0 0 85 866" draw:points="0,866 0,38 85,0 85,828">
                <text:p/>
              </draw:polygon>
              <draw:polygon draw:style-name="gr90" draw:text-style-name="P7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1" draw:text-style-name="P6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2" draw:text-style-name="P7" draw:layer="layout" svg:width="1.826cm" svg:height="0.808cm" svg:x="23.62cm" svg:y="5.136cm" svg:viewBox="0 0 1827 809" draw:points="1360,809 0,207 467,0 1827,602">
                <text:p/>
              </draw:polygon>
              <draw:polygon draw:style-name="gr93" draw:text-style-name="P8" draw:layer="layout" svg:width="1.231cm" svg:height="0.545cm" svg:x="23.748cm" svg:y="5.193cm" svg:viewBox="0 0 1232 546" draw:points="0,151 340,0 1232,395 893,546">
                <text:p/>
              </draw:polygon>
              <draw:polygon draw:style-name="gr94" draw:text-style-name="P8" draw:layer="layout" svg:width="0.594cm" svg:height="0.262cm" svg:x="24.725cm" svg:y="5.625cm" svg:viewBox="0 0 595 263" draw:points="0,151 340,0 595,113 255,263">
                <text:p/>
              </draw:polygon>
              <draw:polygon draw:style-name="gr95" draw:text-style-name="P7" draw:layer="layout" svg:width="0.466cm" svg:height="0.281cm" svg:x="24.98cm" svg:y="5.738cm" svg:viewBox="0 0 467 282" draw:points="0,282 0,207 467,0 467,75">
                <text:p/>
              </draw:polygon>
              <draw:line draw:style-name="gr96" draw:text-style-name="P7" draw:layer="layout" svg:x1="23.832cm" svg:y1="5.305cm" svg:x2="24.725cm" svg:y2="5.7cm">
                <text:p/>
              </draw:line>
              <draw:line draw:style-name="gr97" draw:text-style-name="P7" draw:layer="layout" svg:x1="23.918cm" svg:y1="5.268cm" svg:x2="24.811cm" svg:y2="5.663cm">
                <text:p/>
              </draw:line>
              <draw:line draw:style-name="gr98" draw:text-style-name="P7" draw:layer="layout" svg:x1="24.003cm" svg:y1="5.23cm" svg:x2="24.896cm" svg:y2="5.625cm">
                <text:p/>
              </draw:line>
              <draw:line draw:style-name="gr99" draw:text-style-name="P7" draw:layer="layout" svg:x1="24.81cm" svg:y1="5.588cm" svg:x2="24.895cm" svg:y2="5.55cm">
                <text:p/>
              </draw:line>
              <draw:line draw:style-name="gr100" draw:text-style-name="P7" draw:layer="layout" svg:x1="24.725cm" svg:y1="5.55cm" svg:x2="24.81cm" svg:y2="5.512cm">
                <text:p/>
              </draw:line>
              <draw:line draw:style-name="gr101" draw:text-style-name="P7" draw:layer="layout" svg:x1="24.64cm" svg:y1="5.513cm" svg:x2="24.725cm" svg:y2="5.475cm">
                <text:p/>
              </draw:line>
              <draw:line draw:style-name="gr102" draw:text-style-name="P7" draw:layer="layout" svg:x1="24.682cm" svg:y1="5.607cm" svg:x2="24.767cm" svg:y2="5.569cm">
                <text:p/>
              </draw:line>
              <draw:line draw:style-name="gr103" draw:text-style-name="P7" draw:layer="layout" svg:x1="24.598cm" svg:y1="5.569cm" svg:x2="24.683cm" svg:y2="5.531cm">
                <text:p/>
              </draw:line>
              <draw:line draw:style-name="gr104" draw:text-style-name="P7" draw:layer="layout" svg:x1="24.513cm" svg:y1="5.532cm" svg:x2="24.598cm" svg:y2="5.494cm">
                <text:p/>
              </draw:line>
              <draw:line draw:style-name="gr105" draw:text-style-name="P7" draw:layer="layout" svg:x1="24.555cm" svg:y1="5.475cm" svg:x2="24.64cm" svg:y2="5.437cm">
                <text:p/>
              </draw:line>
              <draw:line draw:style-name="gr106" draw:text-style-name="P7" draw:layer="layout" svg:x1="24.427cm" svg:y1="5.494cm" svg:x2="24.512cm" svg:y2="5.456cm">
                <text:p/>
              </draw:line>
              <draw:line draw:style-name="gr107" draw:text-style-name="P7" draw:layer="layout" svg:x1="24.47cm" svg:y1="5.438cm" svg:x2="24.555cm" svg:y2="5.4cm">
                <text:p/>
              </draw:line>
              <draw:line draw:style-name="gr108" draw:text-style-name="P7" draw:layer="layout" svg:x1="24.385cm" svg:y1="5.4cm" svg:x2="24.47cm" svg:y2="5.362cm">
                <text:p/>
              </draw:line>
              <draw:line draw:style-name="gr109" draw:text-style-name="P7" draw:layer="layout" svg:x1="24.3cm" svg:y1="5.362cm" svg:x2="24.385cm" svg:y2="5.324cm">
                <text:p/>
              </draw:line>
              <draw:line draw:style-name="gr110" draw:text-style-name="P7" draw:layer="layout" svg:x1="24.343cm" svg:y1="5.456cm" svg:x2="24.428cm" svg:y2="5.418cm">
                <text:p/>
              </draw:line>
              <draw:line draw:style-name="gr111" draw:text-style-name="P7" draw:layer="layout" svg:x1="24.257cm" svg:y1="5.419cm" svg:x2="24.342cm" svg:y2="5.381cm">
                <text:p/>
              </draw:line>
              <draw:line draw:style-name="gr112" draw:text-style-name="P7" draw:layer="layout" svg:x1="24.173cm" svg:y1="5.381cm" svg:x2="24.258cm" svg:y2="5.343cm">
                <text:p/>
              </draw:line>
              <draw:line draw:style-name="gr113" draw:text-style-name="P7" draw:layer="layout" svg:x1="24.215cm" svg:y1="5.325cm" svg:x2="24.3cm" svg:y2="5.287cm">
                <text:p/>
              </draw:line>
              <draw:line draw:style-name="gr114" draw:text-style-name="P7" draw:layer="layout" svg:x1="24.087cm" svg:y1="5.343cm" svg:x2="24.172cm" svg:y2="5.305cm">
                <text:p/>
              </draw:line>
              <draw:line draw:style-name="gr115" draw:text-style-name="P7" draw:layer="layout" svg:x1="24.13cm" svg:y1="5.287cm" svg:x2="24.215cm" svg:y2="5.249cm">
                <text:p/>
              </draw:line>
              <draw:line draw:style-name="gr116" draw:text-style-name="P7" draw:layer="layout" svg:x1="24.045cm" svg:y1="5.249cm" svg:x2="24.13cm" svg:y2="5.211cm">
                <text:p/>
              </draw:line>
              <draw:line draw:style-name="gr117" draw:text-style-name="P7" draw:layer="layout" svg:x1="24.003cm" svg:y1="5.306cm" svg:x2="24.088cm" svg:y2="5.268cm">
                <text:p/>
              </draw:line>
              <draw:line draw:style-name="gr118" draw:text-style-name="P7" draw:layer="layout" svg:x1="24.555cm" svg:y1="5.626cm" svg:x2="24.64cm" svg:y2="5.588cm">
                <text:p/>
              </draw:line>
              <draw:line draw:style-name="gr119" draw:text-style-name="P7" draw:layer="layout" svg:x1="24.47cm" svg:y1="5.588cm" svg:x2="24.555cm" svg:y2="5.55cm">
                <text:p/>
              </draw:line>
              <draw:line draw:style-name="gr120" draw:text-style-name="P7" draw:layer="layout" svg:x1="24.385cm" svg:y1="5.55cm" svg:x2="24.47cm" svg:y2="5.512cm">
                <text:p/>
              </draw:line>
              <draw:line draw:style-name="gr121" draw:text-style-name="P7" draw:layer="layout" svg:x1="24.343cm" svg:y1="5.607cm" svg:x2="24.428cm" svg:y2="5.569cm">
                <text:p/>
              </draw:line>
              <draw:line draw:style-name="gr122" draw:text-style-name="P7" draw:layer="layout" svg:x1="24.257cm" svg:y1="5.569cm" svg:x2="24.342cm" svg:y2="5.531cm">
                <text:p/>
              </draw:line>
              <draw:line draw:style-name="gr123" draw:text-style-name="P7" draw:layer="layout" svg:x1="24.3cm" svg:y1="5.513cm" svg:x2="24.385cm" svg:y2="5.475cm">
                <text:p/>
              </draw:line>
              <draw:line draw:style-name="gr124" draw:text-style-name="P7" draw:layer="layout" svg:x1="24.215cm" svg:y1="5.475cm" svg:x2="24.3cm" svg:y2="5.437cm">
                <text:p/>
              </draw:line>
              <draw:line draw:style-name="gr125" draw:text-style-name="P7" draw:layer="layout" svg:x1="24.13cm" svg:y1="5.438cm" svg:x2="24.215cm" svg:y2="5.4cm">
                <text:p/>
              </draw:line>
              <draw:line draw:style-name="gr126" draw:text-style-name="P7" draw:layer="layout" svg:x1="24.045cm" svg:y1="5.4cm" svg:x2="24.13cm" svg:y2="5.362cm">
                <text:p/>
              </draw:line>
              <draw:line draw:style-name="gr127" draw:text-style-name="P7" draw:layer="layout" svg:x1="23.918cm" svg:y1="5.419cm" svg:x2="24.003cm" svg:y2="5.381cm">
                <text:p/>
              </draw:line>
              <draw:line draw:style-name="gr128" draw:text-style-name="P7" draw:layer="layout" svg:x1="23.96cm" svg:y1="5.362cm" svg:x2="24.045cm" svg:y2="5.324cm">
                <text:p/>
              </draw:line>
              <draw:line draw:style-name="gr129" draw:text-style-name="P7" draw:layer="layout" svg:x1="23.832cm" svg:y1="5.381cm" svg:x2="23.917cm" svg:y2="5.343cm">
                <text:p/>
              </draw:line>
              <draw:line draw:style-name="gr130" draw:text-style-name="P7" draw:layer="layout" svg:x1="24.513cm" svg:y1="5.682cm" svg:x2="24.598cm" svg:y2="5.644cm">
                <text:p/>
              </draw:line>
              <draw:line draw:style-name="gr131" draw:text-style-name="P7" draw:layer="layout" svg:x1="24.427cm" svg:y1="5.645cm" svg:x2="24.512cm" svg:y2="5.607cm">
                <text:p/>
              </draw:line>
              <draw:line draw:style-name="gr132" draw:text-style-name="P7" draw:layer="layout" svg:x1="24.81cm" svg:y1="5.814cm" svg:x2="25.15cm" svg:y2="5.663cm">
                <text:p/>
              </draw:line>
              <draw:line draw:style-name="gr133" draw:text-style-name="P7" draw:layer="layout" svg:x1="24.895cm" svg:y1="5.852cm" svg:x2="25.235cm" svg:y2="5.701cm">
                <text:p/>
              </draw:line>
              <draw:line draw:style-name="gr134" draw:text-style-name="P7" draw:layer="layout" svg:x1="24.98cm" svg:y1="5.663cm" svg:x2="25.235cm" svg:y2="5.776cm">
                <text:p/>
              </draw:line>
              <draw:line draw:style-name="gr135" draw:text-style-name="P7" draw:layer="layout" svg:x1="24.895cm" svg:y1="5.701cm" svg:x2="25.15cm" svg:y2="5.814cm">
                <text:p/>
              </draw:line>
              <draw:line draw:style-name="gr136" draw:text-style-name="P7" draw:layer="layout" svg:x1="24.81cm" svg:y1="5.738cm" svg:x2="24.98cm" svg:y2="5.813cm">
                <text:p/>
              </draw:line>
              <draw:polygon draw:style-name="gr137" draw:text-style-name="P7" draw:layer="layout" svg:width="1.359cm" svg:height="0.676cm" svg:x="23.62cm" svg:y="5.343cm" svg:viewBox="0 0 1360 677" draw:points="0,75 0,0 1360,602 1360,677">
                <text:p/>
              </draw:polygon>
              <draw:polygon draw:style-name="gr138" draw:text-style-name="P7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39" draw:text-style-name="P2" draw:layer="layout" svg:x1="27.001cm" svg:y1="7.091cm" svg:x2="13.001cm" svg:y2="7.091cm">
          <text:p/>
        </draw:line>
        <draw:frame draw:style-name="standard" draw:layer="layout" svg:width="13.496cm" svg:height="1.496cm" svg:x="1.5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2.61cm" svg:height="0.526cm" svg:x="15.701cm" svg:y="7.465cm">
          <draw:text-box>
            <text:p text:style-name="P3"><text:span text:style-name="T2">POLICY: <text:s/>CLEAN</text:span></text:p>
          </draw:text-box>
        </draw:frame>
        <draw:frame draw:style-name="gr4" draw:text-style-name="P4" draw:layer="layout" svg:width="2.61cm" svg:height="0.526cm" svg:x="23.701cm" svg:y="7.465cm">
          <draw:text-box>
            <text:p text:style-name="P3"><text:span text:style-name="T2">POLICY: <text:s/>CLEAN</text:span></text:p>
          </draw:text-box>
        </draw:frame>
        <draw:line draw:style-name="gr139" draw:text-style-name="P2" draw:layer="layout" svg:x1="27.002cm" svg:y1="9.083cm" svg:x2="13.002cm" svg:y2="9.083cm">
          <text:p/>
        </draw:line>
        <draw:frame draw:style-name="gr4" draw:text-style-name="P4" draw:layer="layout" svg:width="2.61cm" svg:height="0.526cm" svg:x="15.702cm" svg:y="9.457cm">
          <draw:text-box>
            <text:p text:style-name="P3"><text:span text:style-name="T2">POLICY: <text:s/>UPDATE</text:span></text:p>
          </draw:text-box>
        </draw:frame>
        <draw:frame draw:style-name="gr140" draw:text-style-name="P5" draw:layer="layout" svg:width="7.457cm" svg:height="0.526cm" svg:x="17.3cm" svg:y="16.1cm">
          <draw:text-box>
            <text:p text:style-name="P3"><text:span text:style-name="T1">Stop processing communication between host A and host B</text:span></text:p>
          </draw:text-box>
        </draw:frame>
        <draw:line draw:style-name="gr9" draw:text-style-name="P2" draw:layer="layout" svg:x1="24.8cm" svg:y1="14.6cm" svg:x2="17.2cm" svg:y2="14.6cm">
          <text:p/>
        </draw:line>
        <draw:line draw:style-name="gr139" draw:text-style-name="P2" draw:layer="layout" svg:x1="27.005cm" svg:y1="18.058cm" svg:x2="13.005cm" svg:y2="18.058cm">
          <text:p/>
        </draw:line>
        <draw:frame draw:style-name="gr4" draw:text-style-name="P4" draw:layer="layout" svg:width="2.61cm" svg:height="0.526cm" svg:x="15.702cm" svg:y="18.457cm">
          <draw:text-box>
            <text:p text:style-name="P3"><text:span text:style-name="T2">POLICY: <text:s/>UPDATE</text:span></text:p>
          </draw:text-box>
        </draw:frame>
        <draw:frame draw:style-name="standard" draw:layer="layout" svg:width="13.496cm" svg:height="1.496cm" svg:x="27.001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496cm" svg:height="1.496cm" svg:x="1.501cm" svg:y="8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6">10.0.10.1</text:span></text:p>
              </table:table-cell>
              <table:table-cell table:style-name="ce7">
                <text:p text:style-name="P2"><text:span text:style-name="T6">90:94:e4:7e:f4:59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6">
                <text:p text:style-name="P2"><text:span text:style-name="T8">90:94:e4:7e:f4:5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496cm" svg:height="1.496cm" svg:x="1.503cm" svg:y="17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5">SARPI cache</text:span></text:p>
              </table:table-cell>
              <table:covered-table-cell table:style-name="ce2"/>
              <table:table-cell table:number-columns-spanned="2">
                <text:p text:style-name="P2"><text:span text:style-name="T5">DARPI cache</text:span></text:p>
              </table:table-cell>
              <table:covered-table-cell/>
              <table:table-cell table:number-columns-spanned="2">
                <text:p text:style-name="P2"><text:span text:style-name="T5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7">10.0.10.1</text:span></text:p>
              </table:table-cell>
              <table:table-cell>
                <text:p text:style-name="P2"><text:span text:style-name="T7">90:94:e4:7e:f4:59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6">
                <text:p text:style-name="P2"><text:span text:style-name="T8">90:94:e4:7e:f4:5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496cm" svg:height="1.496cm" svg:x="27.002cm" svg:y="8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6">10.0.1.1</text:span></text:p>
              </table:table-cell>
              <table:table-cell table:style-name="ce7">
                <text:p text:style-name="P2"><text:span text:style-name="T8">58:ac:78:88:1a:bb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8">
                <text:p text:style-name="P2"><text:span text:style-name="T6">10.0.1.1</text:span></text:p>
              </table:table-cell>
              <table:table-cell table:style-name="ce8">
                <text:p text:style-name="P2"><text:span text:style-name="T8">58:ac:78:88:1a:bb</text:span><text:span text:style-name="T9">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496cm" svg:height="1.496cm" svg:x="27.006cm" svg:y="17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5">SARPI cache</text:span></text:p>
              </table:table-cell>
              <table:covered-table-cell table:style-name="ce2"/>
              <table:table-cell table:number-columns-spanned="2">
                <text:p text:style-name="P2"><text:span text:style-name="T5">DARPI cache</text:span></text:p>
              </table:table-cell>
              <table:covered-table-cell/>
              <table:table-cell table:number-columns-spanned="2">
                <text:p text:style-name="P2"><text:span text:style-name="T5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0">10.0.1.1</text:span></text:p>
              </table:table-cell>
              <table:table-cell>
                <text:p text:style-name="P2"><text:span text:style-name="T11">58:ac:78:88:1a:bb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5"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.1</text:span></text:p>
              </table:table-cell>
              <table:table-cell table:style-name="ce8">
                <text:p text:style-name="P2"><text:span text:style-name="T8">58:ac:78:88:1a:bb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61cm" svg:height="0.526cm" svg:x="23.696cm" svg:y="18.5cm">
          <draw:text-box>
            <text:p text:style-name="P3"><text:span text:style-name="T2">POLICY: <text:s/>UPDATE</text:span></text:p>
          </draw:text-box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41" draw:text-style-name="P6" draw:layer="layout" svg:width="1.075cm" svg:height="0.519cm" svg:x="21.024cm" svg:y="5.49cm" svg:viewBox="0 0 1076 520" svg:d="M2 520c113 0 1074-186 1074-353s-258-167-372-167c0 56-744 111-702 520z">
            <text:p/>
          </draw:path>
          <draw:g>
            <draw:polygon draw:style-name="gr142" draw:text-style-name="P7" draw:layer="layout" svg:width="1.945cm" svg:height="0.871cm" svg:x="19.866cm" svg:y="5.045cm" svg:viewBox="0 0 1946 872" draw:points="1159,872 0,353 786,0 1946,520">
              <text:p/>
            </draw:polygon>
            <draw:polygon draw:style-name="gr143" draw:text-style-name="P8" draw:layer="layout" svg:width="1.282cm" svg:height="0.574cm" svg:x="20.321cm" svg:y="5.138cm" svg:viewBox="0 0 1283 575" draw:points="0,149 331,0 1283,427 952,575">
              <text:p/>
            </draw:polygon>
            <draw:polygon draw:style-name="gr144" draw:text-style-name="P7" draw:layer="layout" svg:width="1.158cm" svg:height="1.335cm" svg:x="20.652cm" svg:y="4.229cm" svg:viewBox="0 0 1159 1336" draw:points="0,817 0,0 1159,520 1159,1336">
              <text:p/>
            </draw:polygon>
            <draw:polygon draw:style-name="gr145" draw:text-style-name="P7" draw:layer="layout" svg:width="1.075cm" svg:height="1.168cm" svg:x="20.694cm" svg:y="4.284cm" svg:viewBox="0 0 1076 1169" draw:points="0,686 0,0 1076,483 1076,1169">
              <text:p/>
            </draw:polygon>
            <draw:polygon draw:style-name="gr146" draw:text-style-name="P7" draw:layer="layout" svg:width="1.199cm" svg:height="0.537cm" svg:x="20.652cm" svg:y="4.21cm" svg:viewBox="0 0 1200 538" draw:points="1159,538 0,19 42,0 1200,520">
              <text:p/>
            </draw:polygon>
            <draw:polygon draw:style-name="gr147" draw:text-style-name="P7" draw:layer="layout" svg:width="0.041cm" svg:height="0.834cm" svg:x="21.812cm" svg:y="4.73cm" svg:viewBox="0 0 42 835" draw:points="0,835 0,19 42,0 42,817">
              <text:p/>
            </draw:polygon>
            <draw:polygon draw:style-name="gr148" draw:text-style-name="P7" draw:layer="layout" svg:width="0.785cm" svg:height="0.445cm" svg:x="21.025cm" svg:y="5.564cm" svg:viewBox="0 0 786 446" draw:points="0,446 0,353 786,0 786,93">
              <text:p/>
            </draw:polygon>
            <draw:line draw:style-name="gr149" draw:text-style-name="P7" draw:layer="layout" svg:x1="20.404cm" svg:y1="5.249cm" svg:x2="21.356cm" svg:y2="5.676cm">
              <text:p/>
            </draw:line>
            <draw:line draw:style-name="gr150" draw:text-style-name="P7" draw:layer="layout" svg:x1="20.487cm" svg:y1="5.212cm" svg:x2="21.439cm" svg:y2="5.639cm">
              <text:p/>
            </draw:line>
            <draw:line draw:style-name="gr151" draw:text-style-name="P7" draw:layer="layout" svg:x1="20.57cm" svg:y1="5.175cm" svg:x2="21.522cm" svg:y2="5.602cm">
              <text:p/>
            </draw:line>
            <draw:line draw:style-name="gr152" draw:text-style-name="P7" draw:layer="layout" svg:x1="21.397cm" svg:y1="5.546cm" svg:x2="21.48cm" svg:y2="5.509cm">
              <text:p/>
            </draw:line>
            <draw:line draw:style-name="gr153" draw:text-style-name="P7" draw:layer="layout" svg:x1="21.315cm" svg:y1="5.509cm" svg:x2="21.398cm" svg:y2="5.472cm">
              <text:p/>
            </draw:line>
            <draw:line draw:style-name="gr154" draw:text-style-name="P7" draw:layer="layout" svg:x1="21.232cm" svg:y1="5.472cm" svg:x2="21.315cm" svg:y2="5.435cm">
              <text:p/>
            </draw:line>
            <draw:line draw:style-name="gr155" draw:text-style-name="P7" draw:layer="layout" svg:x1="21.274cm" svg:y1="5.564cm" svg:x2="21.357cm" svg:y2="5.527cm">
              <text:p/>
            </draw:line>
            <draw:line draw:style-name="gr156" draw:text-style-name="P7" draw:layer="layout" svg:x1="21.191cm" svg:y1="5.527cm" svg:x2="21.274cm" svg:y2="5.49cm">
              <text:p/>
            </draw:line>
            <draw:line draw:style-name="gr157" draw:text-style-name="P7" draw:layer="layout" svg:x1="21.108cm" svg:y1="5.49cm" svg:x2="21.191cm" svg:y2="5.453cm">
              <text:p/>
            </draw:line>
            <draw:line draw:style-name="gr158" draw:text-style-name="P7" draw:layer="layout" svg:x1="21.149cm" svg:y1="5.435cm" svg:x2="21.232cm" svg:y2="5.398cm">
              <text:p/>
            </draw:line>
            <draw:line draw:style-name="gr159" draw:text-style-name="P7" draw:layer="layout" svg:x1="21.025cm" svg:y1="5.453cm" svg:x2="21.108cm" svg:y2="5.416cm">
              <text:p/>
            </draw:line>
            <draw:line draw:style-name="gr160" draw:text-style-name="P7" draw:layer="layout" svg:x1="21.066cm" svg:y1="5.398cm" svg:x2="21.149cm" svg:y2="5.361cm">
              <text:p/>
            </draw:line>
            <draw:line draw:style-name="gr161" draw:text-style-name="P7" draw:layer="layout" svg:x1="20.984cm" svg:y1="5.36cm" svg:x2="21.067cm" svg:y2="5.323cm">
              <text:p/>
            </draw:line>
            <draw:line draw:style-name="gr162" draw:text-style-name="P7" draw:layer="layout" svg:x1="20.901cm" svg:y1="5.323cm" svg:x2="20.984cm" svg:y2="5.286cm">
              <text:p/>
            </draw:line>
            <draw:line draw:style-name="gr163" draw:text-style-name="P7" draw:layer="layout" svg:x1="20.942cm" svg:y1="5.416cm" svg:x2="21.025cm" svg:y2="5.379cm">
              <text:p/>
            </draw:line>
            <draw:line draw:style-name="gr164" draw:text-style-name="P7" draw:layer="layout" svg:x1="20.859cm" svg:y1="5.379cm" svg:x2="20.942cm" svg:y2="5.342cm">
              <text:p/>
            </draw:line>
            <draw:line draw:style-name="gr165" draw:text-style-name="P7" draw:layer="layout" svg:x1="20.777cm" svg:y1="5.342cm" svg:x2="20.86cm" svg:y2="5.305cm">
              <text:p/>
            </draw:line>
            <draw:line draw:style-name="gr166" draw:text-style-name="P7" draw:layer="layout" svg:x1="20.818cm" svg:y1="5.286cm" svg:x2="20.901cm" svg:y2="5.249cm">
              <text:p/>
            </draw:line>
            <draw:line draw:style-name="gr167" draw:text-style-name="P7" draw:layer="layout" svg:x1="20.694cm" svg:y1="5.305cm" svg:x2="20.777cm" svg:y2="5.268cm">
              <text:p/>
            </draw:line>
            <draw:line draw:style-name="gr168" draw:text-style-name="P7" draw:layer="layout" svg:x1="20.736cm" svg:y1="5.249cm" svg:x2="20.819cm" svg:y2="5.212cm">
              <text:p/>
            </draw:line>
            <draw:line draw:style-name="gr169" draw:text-style-name="P7" draw:layer="layout" svg:x1="20.652cm" svg:y1="5.212cm" svg:x2="20.735cm" svg:y2="5.175cm">
              <text:p/>
            </draw:line>
            <draw:line draw:style-name="gr170" draw:text-style-name="P7" draw:layer="layout" svg:x1="20.611cm" svg:y1="5.267cm" svg:x2="20.694cm" svg:y2="5.23cm">
              <text:p/>
            </draw:line>
            <draw:line draw:style-name="gr171" draw:text-style-name="P7" draw:layer="layout" svg:x1="21.149cm" svg:y1="5.583cm" svg:x2="21.232cm" svg:y2="5.546cm">
              <text:p/>
            </draw:line>
            <draw:line draw:style-name="gr172" draw:text-style-name="P7" draw:layer="layout" svg:x1="21.066cm" svg:y1="5.546cm" svg:x2="21.149cm" svg:y2="5.509cm">
              <text:p/>
            </draw:line>
            <draw:line draw:style-name="gr173" draw:text-style-name="P7" draw:layer="layout" svg:x1="20.984cm" svg:y1="5.509cm" svg:x2="21.067cm" svg:y2="5.472cm">
              <text:p/>
            </draw:line>
            <draw:line draw:style-name="gr174" draw:text-style-name="P7" draw:layer="layout" svg:x1="20.942cm" svg:y1="5.564cm" svg:x2="21.025cm" svg:y2="5.527cm">
              <text:p/>
            </draw:line>
            <draw:line draw:style-name="gr175" draw:text-style-name="P7" draw:layer="layout" svg:x1="20.859cm" svg:y1="5.527cm" svg:x2="20.942cm" svg:y2="5.49cm">
              <text:p/>
            </draw:line>
            <draw:line draw:style-name="gr176" draw:text-style-name="P7" draw:layer="layout" svg:x1="20.901cm" svg:y1="5.472cm" svg:x2="20.984cm" svg:y2="5.435cm">
              <text:p/>
            </draw:line>
            <draw:line draw:style-name="gr177" draw:text-style-name="P7" draw:layer="layout" svg:x1="20.818cm" svg:y1="5.435cm" svg:x2="20.901cm" svg:y2="5.398cm">
              <text:p/>
            </draw:line>
            <draw:line draw:style-name="gr178" draw:text-style-name="P7" draw:layer="layout" svg:x1="20.736cm" svg:y1="5.398cm" svg:x2="20.819cm" svg:y2="5.361cm">
              <text:p/>
            </draw:line>
            <draw:line draw:style-name="gr179" draw:text-style-name="P7" draw:layer="layout" svg:x1="20.652cm" svg:y1="5.36cm" svg:x2="20.735cm" svg:y2="5.323cm">
              <text:p/>
            </draw:line>
            <draw:line draw:style-name="gr180" draw:text-style-name="P7" draw:layer="layout" svg:x1="20.528cm" svg:y1="5.379cm" svg:x2="20.611cm" svg:y2="5.342cm">
              <text:p/>
            </draw:line>
            <draw:line draw:style-name="gr181" draw:text-style-name="P7" draw:layer="layout" svg:x1="20.57cm" svg:y1="5.323cm" svg:x2="20.653cm" svg:y2="5.286cm">
              <text:p/>
            </draw:line>
            <draw:line draw:style-name="gr182" draw:text-style-name="P7" draw:layer="layout" svg:x1="20.446cm" svg:y1="5.342cm" svg:x2="20.529cm" svg:y2="5.305cm">
              <text:p/>
            </draw:line>
            <draw:line draw:style-name="gr183" draw:text-style-name="P7" draw:layer="layout" svg:x1="21.108cm" svg:y1="5.639cm" svg:x2="21.191cm" svg:y2="5.602cm">
              <text:p/>
            </draw:line>
            <draw:line draw:style-name="gr184" draw:text-style-name="P7" draw:layer="layout" svg:x1="21.025cm" svg:y1="5.601cm" svg:x2="21.108cm" svg:y2="5.564cm">
              <text:p/>
            </draw:line>
            <draw:polygon draw:style-name="gr185" draw:text-style-name="P7" draw:layer="layout" svg:width="1.158cm" svg:height="0.611cm" svg:x="19.866cm" svg:y="5.398cm" svg:viewBox="0 0 1159 612" draw:points="0,93 0,0 1159,520 1159,612">
              <text:p/>
            </draw:polygon>
            <draw:polygon draw:style-name="gr186" draw:text-style-name="P7" draw:layer="layout" svg:width="1.986cm" svg:height="1.799cm" svg:x="19.866cm" svg:y="4.21cm" svg:viewBox="0 0 1987 1800" draw:points="828,0 1987,520 1987,1336 1946,1354 1946,1447 1159,1800 0,1280 0,1188 786,835 786,19">
              <text:p/>
            </draw:polygon>
            <draw:polygon draw:style-name="gr187" draw:text-style-name="P7" draw:layer="layout" svg:width="0.496cm" svg:height="0.222cm" svg:x="20.363cm" svg:y="5.453cm" svg:viewBox="0 0 497 223" draw:points="0,93 207,0 497,130 290,223">
              <text:p/>
            </draw:polygon>
            <draw:line draw:style-name="gr188" draw:text-style-name="P7" draw:layer="layout" svg:x1="21.356cm" svg:y1="5.601cm" svg:x2="21.439cm" svg:y2="5.564cm">
              <text:p/>
            </draw:line>
            <draw:line draw:style-name="gr189" draw:text-style-name="P7" draw:layer="layout" svg:x1="21.232cm" svg:y1="5.62cm" svg:x2="21.315cm" svg:y2="5.583cm">
              <text:p/>
            </draw:line>
          </draw:g>
        </draw:g>
        <draw:frame draw:style-name="gr190" draw:text-style-name="P9" draw:layer="layout" svg:width="7.754cm" svg:height="0.526cm" svg:x="17.446cm" svg:y="3.384cm">
          <draw:text-box>
            <text:p><text:span text:style-name="T1">Host C with IP 10.0.0.10/16 and MAC d4:be:d9:fe:8b:45</text:span></text:p>
          </draw:text-box>
        </draw:frame>
        <draw:line draw:style-name="gr139" draw:text-style-name="P2" draw:layer="layout" svg:x1="27.003cm" svg:y1="11.075cm" svg:x2="13.003cm" svg:y2="11.075cm">
          <text:p/>
        </draw:line>
        <draw:frame draw:style-name="standard" draw:layer="layout" svg:width="13.496cm" svg:height="1.496cm" svg:x="1.502cm" svg:y="10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5">
              <table:table-cell table:style-name="ce9">
                <text:p text:style-name="P10"><text:span text:style-name="T10">10.0.10.1</text:span></text:p>
              </table:table-cell>
              <table:table-cell table:style-name="ce9">
                <text:p text:style-name="P10"><text:span text:style-name="T10">90:94:e4:7e:f4:59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 table:style-name="ce6">
                <text:p text:style-name="P10"><text:span text:style-name="T10">10.0.10.1</text:span></text:p>
              </table:table-cell>
              <table:table-cell table:style-name="ce6">
                <text:p text:style-name="P10"><text:span text:style-name="T11">90:94:e4:7e:f4:5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496cm" svg:height="1.496cm" svg:x="27.003cm" svg:y="10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9">
                <text:p text:style-name="P10"><text:span text:style-name="T10">10.0.1.1</text:span></text:p>
              </table:table-cell>
              <table:table-cell table:style-name="ce9">
                <text:p text:style-name="P10"><text:span text:style-name="T11">58:ac:78:88:1a:bb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6">
                <text:p text:style-name="P10"><text:span text:style-name="T10">10.0.1.1</text:span></text:p>
              </table:table-cell>
              <table:table-cell table:style-name="ce6">
                <text:p text:style-name="P10"><text:span text:style-name="T11">58:ac:78:88:1a:bb</text:span><text:span text:style-name="T12"> 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4" draw:layer="layout" svg:width="2.792cm" svg:height="0.526cm" svg:x="23.697cm" svg:y="13.492cm">
          <draw:text-box>
            <text:p text:style-name="P3"><text:span text:style-name="T2">POLICY: <text:s/>REFRESH</text:span></text:p>
          </draw:text-box>
        </draw:frame>
        <draw:line draw:style-name="gr139" draw:text-style-name="P2" draw:layer="layout" svg:x1="27.003cm" svg:y1="13.075cm" svg:x2="13.003cm" svg:y2="13.075cm">
          <text:p/>
        </draw:line>
        <draw:frame draw:style-name="gr4" draw:text-style-name="P4" draw:layer="layout" svg:width="2.792cm" svg:height="0.526cm" svg:x="15.703cm" svg:y="13.449cm">
          <draw:text-box>
            <text:p text:style-name="P3"><text:span text:style-name="T2">POLICY: <text:s/>REFRESH</text:span></text:p>
          </draw:text-box>
        </draw:frame>
        <draw:frame draw:style-name="standard" draw:layer="layout" svg:width="13.496cm" svg:height="1.496cm" svg:x="1.502cm" svg:y="12.2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5">IP</text:span></text:p>
              </table:table-cell>
              <table:table-cell table:style-name="ce1">
                <text:p text:style-name="P2"><text:span text:style-name="T5">MAC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TIME</text:span></text:p>
              </table:table-cell>
              <table:table-cell>
                <text:p text:style-name="P2"><text:span text:style-name="T5">IP</text:span></text:p>
              </table:table-cell>
              <table:table-cell>
                <text:p text:style-name="P2"><text:span text:style-name="T5">MAC</text:span></text:p>
              </table:table-cell>
            </table:table-row>
            <table:table-row table:style-name="ro1" table:default-cell-style-name="ce5">
              <table:table-cell table:style-name="ce9">
                <text:p text:style-name="P10"><text:span text:style-name="T10">10.0.10.1</text:span></text:p>
              </table:table-cell>
              <table:table-cell table:style-name="ce9">
                <text:p text:style-name="P10"><text:span text:style-name="T10">90:94:e4:7e:f4:59</text:span></text:p>
              </table:table-cell>
              <table:table-cell>
                <text:p text:style-name="P2"><text:span text:style-name="T7"><text:s/></text:span></text:p>
              </table:table-cell>
              <table:table-cell>
                <text:p text:style-name="P2"><text:span text:style-name="T7"><text:s/></text:span></text:p>
              </table:table-cell>
              <table:table-cell table:style-name="ce8">
                <text:p text:style-name="P2"><text:span text:style-name="T6">10.0.10.1</text:span></text:p>
              </table:table-cell>
              <table:table-cell table:style-name="ce6">
                <text:p text:style-name="P2"><text:span text:style-name="T8">90:94:e4:7e:f4:5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496cm" svg:height="1.496cm" svg:x="27.003cm" svg:y="12.2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5">
              <table:table-cell table:style-name="ce9">
                <text:p text:style-name="P10"><text:span text:style-name="T10">10.0.1.1</text:span></text:p>
              </table:table-cell>
              <table:table-cell table:style-name="ce9">
                <text:p text:style-name="P10"><text:span text:style-name="T11">58:ac:78:88:1a:bb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8">
                <text:p text:style-name="P2"><text:span text:style-name="T6">10.0.1.1</text:span></text:p>
              </table:table-cell>
              <table:table-cell table:style-name="ce8">
                <text:p text:style-name="P2"><text:span text:style-name="T8">58:ac:78:88:1a:bb</text:span><text:span text:style-name="T9"> 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3" draw:text-style-name="P2" draw:layer="layout" svg:x1="17cm" svg:y1="13.093cm" svg:x2="21cm" svg:y2="11.093cm">
          <text:p/>
        </draw:line>
        <draw:line draw:style-name="gr3" draw:text-style-name="P2" draw:layer="layout" svg:x1="25cm" svg:y1="13.093cm" svg:x2="21.008cm" svg:y2="11.086cm">
          <text:p/>
        </draw:line>
        <draw:frame draw:style-name="gr191" draw:text-style-name="P5" draw:layer="layout" svg:width="1.67cm" svg:height="0.526cm" svg:x="18.247cm" svg:y="11.114cm">
          <draw:text-box>
            <text:p text:style-name="P3"><text:span text:style-name="T1">ARP reply</text:span></text:p>
          </draw:text-box>
        </draw:frame>
        <draw:frame draw:style-name="gr191" draw:text-style-name="P5" draw:layer="layout" svg:width="1.67cm" svg:height="0.526cm" svg:x="22.147cm" svg:y="11.114cm">
          <draw:text-box>
            <text:p text:style-name="P3"><text:span text:style-name="T1">ARP reply</text:span></text:p>
          </draw:text-box>
        </draw:frame>
        <draw:line draw:style-name="gr192" draw:text-style-name="P2" draw:layer="layout" svg:x1="21.001cm" svg:y1="19.993cm" svg:x2="21.001cm" svg:y2="11.093cm">
          <text:p/>
        </draw:line>
        <draw:frame draw:style-name="gr7" draw:text-style-name="P5" draw:layer="layout" svg:width="1.069cm" svg:height="0.526cm" svg:x="20.502cm" svg:y="20.093cm">
          <draw:text-box>
            <text:p text:style-name="P3"><text:span text:style-name="T1">Time</text:span></text:p>
          </draw:text-box>
        </draw:frame>
        <draw:line draw:style-name="gr193" draw:text-style-name="P2" draw:layer="layout" svg:x1="21.001cm" svg:y1="11.093cm" svg:x2="21.001cm" svg:y2="5.9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9:45:40</dc:date>
    <meta:editing-duration>PT3H32M9S</meta:editing-duration>
    <meta:editing-cycles>43</meta:editing-cycles>
    <meta:generator>OpenOffice/4.1.2$Unix OpenOffice.org_project/412m3$Build-9782</meta:generator>
    <meta:document-statistic meta:object-count="239"/>
  </office:meta>
</office:document-meta>
</file>